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style:font-name="Trebuchet MS" fo:font-weight="bold" style:font-weight-asian="bold" style:font-weight-complex="bold"/>
    </style:style>
    <style:style style:name="P4" style:family="paragraph" style:parent-style-name="Standard" style:list-style-name="L1">
      <style:text-properties style:font-name="Trebuchet MS" fo:font-weight="bold" officeooo:rsid="0003d6f4" officeooo:paragraph-rsid="0003d6f4" style:font-weight-asian="bold" style:font-weight-complex="bold"/>
    </style:style>
    <style:style style:name="P5" style:family="paragraph" style:parent-style-name="Standard" style:list-style-name="L1">
      <style:text-properties style:font-name="Trebuchet MS"/>
    </style:style>
    <style:style style:name="P6" style:family="paragraph" style:parent-style-name="Standard" style:list-style-name="L1">
      <style:text-properties style:font-name="Trebuchet MS" fo:font-weight="normal" style:font-weight-asian="normal" style:font-weight-complex="normal"/>
    </style:style>
    <style:style style:name="P7" style:family="paragraph" style:parent-style-name="Standard" style:list-style-name="L1">
      <style:text-properties fo:font-weight="bold" officeooo:paragraph-rsid="0006fbb3" style:font-weight-asian="bold" style:font-weight-complex="bold"/>
    </style:style>
    <style:style style:name="P8" style:family="paragraph" style:parent-style-name="Standard" style:list-style-name="L1">
      <style:paragraph-properties fo:margin-left="1.4709in" fo:margin-right="0in" fo:text-indent="-0.25in" style:auto-text-indent="false"/>
      <style:text-properties style:font-name="Trebuchet MS" officeooo:rsid="0003d6f4" officeooo:paragraph-rsid="0003d6f4"/>
    </style:style>
    <style:style style:name="P9" style:family="paragraph" style:parent-style-name="Standard" style:list-style-name="L1">
      <style:paragraph-properties fo:margin-left="1.4709in" fo:margin-right="0in" fo:text-indent="-0.25in" style:auto-text-indent="false"/>
      <style:text-properties style:font-name="Trebuchet MS" fo:font-weight="normal" officeooo:rsid="0003d6f4" officeooo:paragraph-rsid="0003d6f4" style:font-weight-asian="normal" style:font-weight-complex="normal"/>
    </style:style>
    <style:style style:name="P10" style:family="paragraph" style:parent-style-name="Standard" style:list-style-name="L1">
      <style:paragraph-properties fo:margin-left="1.4709in" fo:margin-right="0in" fo:text-indent="-0.25in" style:auto-text-indent="false"/>
      <style:text-properties style:font-name="Trebuchet MS" fo:font-weight="normal" officeooo:rsid="0006531d" officeooo:paragraph-rsid="0006531d" style:font-weight-asian="normal" style:font-weight-complex="normal"/>
    </style:style>
    <style:style style:name="P11" style:family="paragraph" style:parent-style-name="Standard" style:list-style-name="L1">
      <style:paragraph-properties fo:margin-left="1.4709in" fo:margin-right="0in" fo:text-indent="-0.25in" style:auto-text-indent="false"/>
      <style:text-properties style:font-name="Trebuchet MS" fo:font-weight="normal" officeooo:rsid="0006fbb3" officeooo:paragraph-rsid="0006fbb3" style:font-weight-asian="normal" style:font-weight-complex="normal"/>
    </style:style>
    <style:style style:name="P12" style:family="paragraph" style:parent-style-name="Standard" style:list-style-name="L1">
      <style:paragraph-properties fo:margin-left="1.4709in" fo:margin-right="0in" fo:text-indent="-0.25in" style:auto-text-indent="false"/>
      <style:text-properties style:font-name="Trebuchet MS" officeooo:rsid="0006fbb3" officeooo:paragraph-rsid="0006fbb3"/>
    </style:style>
    <style:style style:name="P13" style:family="paragraph" style:parent-style-name="Standard" style:list-style-name="L1">
      <style:paragraph-properties fo:margin-left="0.9807in" fo:margin-right="0in" fo:text-indent="-0.25in" style:auto-text-indent="false"/>
      <style:text-properties style:font-name="Trebuchet MS" fo:font-weight="normal" officeooo:rsid="0003d6f4" officeooo:paragraph-rsid="0003d6f4" style:font-weight-asian="normal" style:font-weight-complex="normal"/>
    </style:style>
    <style:style style:name="P14" style:family="paragraph" style:parent-style-name="Standard" style:list-style-name="L1">
      <style:paragraph-properties fo:margin-left="0.9807in" fo:margin-right="0in" fo:text-indent="-0.25in" style:auto-text-indent="false"/>
      <style:text-properties style:font-name="Trebuchet MS" fo:font-weight="normal" officeooo:rsid="0003d6f4" officeooo:paragraph-rsid="000547e0" style:font-weight-asian="normal" style:font-weight-complex="normal"/>
    </style:style>
    <style:style style:name="P15" style:family="paragraph" style:parent-style-name="Standard" style:list-style-name="L1">
      <style:paragraph-properties fo:margin-left="0.9807in" fo:margin-right="0in" fo:text-indent="-0.25in" style:auto-text-indent="false"/>
      <style:text-properties style:font-name="Trebuchet MS" fo:font-weight="normal" officeooo:rsid="000547e0" officeooo:paragraph-rsid="000547e0" style:font-weight-asian="normal" style:font-weight-complex="normal"/>
    </style:style>
    <style:style style:name="P16" style:family="paragraph" style:parent-style-name="Standard" style:list-style-name="L1">
      <style:paragraph-properties fo:margin-left="0.9807in" fo:margin-right="0in" fo:text-indent="-0.25in" style:auto-text-indent="false"/>
      <style:text-properties style:font-name="Trebuchet MS" fo:font-weight="normal" officeooo:rsid="0006531d" officeooo:paragraph-rsid="0006531d" style:font-weight-asian="normal" style:font-weight-complex="normal"/>
    </style:style>
    <style:style style:name="P17" style:family="paragraph" style:parent-style-name="Standard" style:list-style-name="L1">
      <style:paragraph-properties fo:margin-left="0.9807in" fo:margin-right="0in" fo:text-indent="-0.25in" style:auto-text-indent="false"/>
      <style:text-properties style:font-name="Trebuchet MS" officeooo:rsid="0007b410" officeooo:paragraph-rsid="0007b410"/>
    </style:style>
    <style:style style:name="P18" style:family="paragraph" style:parent-style-name="Standard" style:list-style-name="L1">
      <style:paragraph-properties fo:margin-left="0.9807in" fo:margin-right="0in" fo:text-indent="-0.25in" style:auto-text-indent="false"/>
      <style:text-properties officeooo:paragraph-rsid="000547e0"/>
    </style:style>
    <style:style style:name="P19" style:family="paragraph" style:parent-style-name="Standard" style:list-style-name="L1">
      <style:paragraph-properties fo:margin-left="0.9807in" fo:margin-right="0in" fo:text-indent="-0.25in" style:auto-text-indent="false"/>
      <style:text-properties officeooo:paragraph-rsid="0006fbb3"/>
    </style:style>
    <style:style style:name="P20" style:family="paragraph" style:parent-style-name="Standard" style:list-style-name="L1">
      <style:paragraph-properties fo:margin-left="0.9807in" fo:margin-right="0in" fo:text-indent="-0.25in" style:auto-text-indent="false"/>
      <style:text-properties officeooo:paragraph-rsid="0003d6f4"/>
    </style:style>
    <style:style style:name="P21" style:family="paragraph" style:parent-style-name="Standard" style:list-style-name="L1">
      <style:paragraph-properties fo:margin-left="0.9807in" fo:margin-right="0in" fo:text-indent="-0.25in" style:auto-text-indent="false"/>
      <style:text-properties officeooo:rsid="0007b410" officeooo:paragraph-rsid="0007b410"/>
    </style:style>
    <style:style style:name="P22" style:family="paragraph" style:parent-style-name="Standard" style:list-style-name="L1">
      <style:paragraph-properties fo:margin-left="1.961in" fo:margin-right="0in" fo:text-indent="-0.25in" style:auto-text-indent="false"/>
      <style:text-properties style:font-name="Trebuchet MS" fo:font-weight="normal" officeooo:rsid="0006531d" officeooo:paragraph-rsid="0006531d" style:font-weight-asian="normal" style:font-weight-complex="normal"/>
    </style:style>
    <style:style style:name="T1" style:family="text">
      <style:text-properties officeooo:rsid="000547e0"/>
    </style:style>
    <style:style style:name="T2" style:family="text">
      <style:text-properties officeooo:rsid="0006531d"/>
    </style:style>
    <style:style style:name="T3" style:family="text">
      <style:text-properties style:font-name="Trebuchet MS"/>
    </style:style>
    <style:style style:name="T4" style:family="text">
      <style:text-properties style:font-name="Trebuchet MS" fo:font-weight="normal" officeooo:rsid="000547e0" style:font-weight-asian="normal" style:font-weight-complex="normal"/>
    </style:style>
    <style:style style:name="T5" style:family="text">
      <style:text-properties style:font-name="Trebuchet MS" fo:font-weight="normal" officeooo:rsid="0003d6f4" style:font-weight-asian="normal" style:font-weight-complex="normal"/>
    </style:style>
    <style:style style:name="T6" style:family="text">
      <style:text-properties style:font-name="Trebuchet MS" officeooo:rsid="0007b410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ktplan 2.0</text:p>
      <text:p text:style-name="P1"/>
      <text:p text:style-name="P1"/>
      <text:list xml:id="list1356129012229662923" text:style-name="L1">
        <text:list-item>
          <text:p text:style-name="P3">Vorstellungspräsentation</text:p>
        </text:list-item>
        <text:list-item>
          <text:p text:style-name="P3">Modellierung der App</text:p>
          <text:list>
            <text:list-item>
              <text:p text:style-name="P5">Anforderungen festlegen</text:p>
            </text:list-item>
            <text:list-item>
              <text:p text:style-name="P5">Aufbau(/Implementierung) planen (Irgendeine Art Diagramm!?)</text:p>
            </text:list-item>
          </text:list>
        </text:list-item>
        <text:list-item>
          <text:p text:style-name="P3">GUI erstellen</text:p>
          <text:list>
            <text:list-item>
              <text:p text:style-name="P5">Activities</text:p>
              <text:list>
                <text:list-item>
                  <text:p text:style-name="P5">Main/Menü</text:p>
                </text:list-item>
                <text:list-item>
                  <text:p text:style-name="P8">Buttons</text:p>
                </text:list-item>
                <text:list-item>
                  <text:p text:style-name="P8">TextView</text:p>
                </text:list-item>
                <text:list-item>
                  <text:p text:style-name="P5">Settings</text:p>
                </text:list-item>
                <text:list-item>
                  <text:p text:style-name="P8">Name</text:p>
                </text:list-item>
                <text:list-item>
                  <text:p text:style-name="P8">Spielmodi</text:p>
                </text:list-item>
                <text:list-item>
                  <text:p text:style-name="P12">Spielregeln</text:p>
                </text:list-item>
                <text:list-item>
                  <text:p text:style-name="P5">Spiel</text:p>
                </text:list-item>
                <text:list-item>
                  <text:p text:style-name="P8">Phasen</text:p>
                </text:list-item>
                <text:list-item>
                  <text:p text:style-name="P8">Spieler</text:p>
                </text:list-item>
                <text:list-item>
                  <text:p text:style-name="P8">Kartenregeln</text:p>
                </text:list-item>
              </text:list>
            </text:list-item>
          </text:list>
        </text:list-item>
        <text:list-item>
          <text:p text:style-name="P3">Funktionen implementieren</text:p>
          <text:list>
            <text:list-item>
              <text:p text:style-name="P4">grundlege Funkionalität <text:span text:style-name="T1">(ohne Interkation)</text:span></text:p>
            </text:list-item>
            <text:list-item>
              <text:p text:style-name="P13">Buttons für Aufrufe der Activities</text:p>
            </text:list-item>
            <text:list-item>
              <text:p text:style-name="P20"><text:span text:style-name="T5">Wahl der Spieleranzahl</text:span></text:p>
            </text:list-item>
            <text:list-item>
              <text:p text:style-name="P13">Wahl des Spielnamens</text:p>
            </text:list-item>
            <text:list-item>
              <text:p text:style-name="P13">Übergabe der Parameter an ChildActivies</text:p>
            </text:list-item>
            <text:list-item>
              <text:p text:style-name="P13">Klick-Funktion für Spielerbuttons</text:p>
            </text:list-item>
            <text:list-item>
              <text:p text:style-name="P9">Spielerauswahl</text:p>
            </text:list-item>
            <text:list-item>
              <text:p text:style-name="P9">Spielerabwahl</text:p>
            </text:list-item>
            <text:list-item>
              <text:p text:style-name="P18"><text:span text:style-name="T4">Funktion zur sinnvollen Anordnung der Buttons</text:span></text:p>
            </text:list-item>
            <text:list-item>
              <text:p text:style-name="P13">Übergangsfunktion für Phasen (automatisch)</text:p>
            </text:list-item>
            <text:list-item>
              <text:p text:style-name="P13">Einblendung der Kartenregeln</text:p>
            </text:list-item>
            <text:list-item>
              <text:p text:style-name="P16">(nicht interaktive) Rollenfunktionen</text:p>
            </text:list-item>
            <text:list-item>
              <text:p text:style-name="P15">Anzeigefunktion für Ereignisse</text:p>
            </text:list-item>
            <text:list-item>
              <text:p text:style-name="P3">Interaktionsmöglichkeiten</text:p>
            </text:list-item>
            <text:list-item>
              <text:p text:style-name="P15">Anzeige der Spielernamen</text:p>
            </text:list-item>
            <text:list-item>
              <text:p text:style-name="P14">Live Berechnung der Abstimmung <text:span text:style-name="T2">(Tag und Nacht)</text:span></text:p>
            </text:list-item>
            <text:list-item>
              <text:p text:style-name="P15">Funktion zur Entfernung toter Spieler</text:p>
            </text:list-item>
            <text:list-item>
              <text:p text:style-name="P16">Funktionen für einzelne Rollen</text:p>
            </text:list-item>
            <text:list-item>
              <text:p text:style-name="P10">Dieb (nur einmal)</text:p>
            </text:list-item>
            <text:list-item>
              <text:p text:style-name="P22">tauscht Rollenkarte aus</text:p>
            </text:list-item>
            <text:list-item>
              <text:p text:style-name="P10">Amor (nur einmal)</text:p>
            </text:list-item>
            <text:list-item>
              <text:p text:style-name="P22">wählt zwei Verliebte</text:p>
            </text:list-item>
            <text:list-item>
              <text:p text:style-name="P22">Verliebte sterben zusammen (in Todesfunktion)</text:p>
            </text:list-item>
            <text:list-item>
              <text:p text:style-name="P10">Werwölfe</text:p>
            </text:list-item>
            <text:list-item>
              <text:p text:style-name="P22">wählen Opfer</text:p>
            </text:list-item>
            <text:list-item>
              <text:p text:style-name="P22">der mit meisten Stimmen stirbt</text:p>
            </text:list-item>
            <text:list-item>
              <text:p text:style-name="P22">Opfer wird gespeichert</text:p>
            </text:list-item>
            <text:list-item>
              <text:p text:style-name="P10">Seherin</text:p>
            </text:list-item>
            <text:list-item>
              <text:p text:style-name="P22"><text:soft-page-break/>wählt Person</text:p>
            </text:list-item>
            <text:list-item>
              <text:p text:style-name="P22">erfährt deren Identität</text:p>
            </text:list-item>
            <text:list-item>
              <text:p text:style-name="P10">Hexe</text:p>
            </text:list-item>
            <text:list-item>
              <text:p text:style-name="P22">bekommt Opfer gezeigt</text:p>
            </text:list-item>
            <text:list-item>
              <text:p text:style-name="P22">wählt, ob sie Heiltrank benutzen möchte (insofern vorhanden)</text:p>
            </text:list-item>
            <text:list-item>
              <text:p text:style-name="P22">Wahl wird gespeichert</text:p>
            </text:list-item>
            <text:list-item>
              <text:p text:style-name="P22">Hexe wählt, ob sie Gifttrank einsetzen möchte (insofern vorhanden)</text:p>
            </text:list-item>
            <text:list-item>
              <text:p text:style-name="P22">Opfer wird gespeichert</text:p>
            </text:list-item>
            <text:list-item>
              <text:p text:style-name="P10">(Mädchen)</text:p>
            </text:list-item>
            <text:list-item>
              <text:p text:style-name="P22">Eyetracker wird deaktiviert in Werwolfphase</text:p>
            </text:list-item>
            <text:list-item>
              <text:p text:style-name="P16">Funktion, die Opfer am Ende des Tages und der Nacht verkündet</text:p>
            </text:list-item>
            <text:list-item>
              <text:p text:style-name="P15">Abstimmung mit Prozentgrenze</text:p>
            </text:list-item>
            <text:list-item>
              <text:p text:style-name="P11">Grenze festlegen</text:p>
            </text:list-item>
            <text:list-item>
              <text:p text:style-name="P11">Listener, der Prozentgrenze durchgängig kontrolliert</text:p>
            </text:list-item>
            <text:list-item>
              <text:p text:style-name="P11">Funktion, die Abstimmung beendet und auswertet</text:p>
            </text:list-item>
            <text:list-item>
              <text:p text:style-name="P7"><text:span text:style-name="T3">Kommunikation/Webserver</text:span></text:p>
            </text:list-item>
            <text:list-item>
              <text:p text:style-name="P21"><text:span text:style-name="T3">Verbindung herstellen</text:span></text:p>
            </text:list-item>
            <text:list-item>
              <text:p text:style-name="P21"><text:span text:style-name="T3">Datenspeicherung</text:span></text:p>
            </text:list-item>
            <text:list-item>
              <text:p text:style-name="P21"><text:span text:style-name="T3">Datenabruf</text:span></text:p>
            </text:list-item>
            <text:list-item>
              <text:p text:style-name="P19"><text:span text:style-name="T6">Datenaustausch</text:span><text:span text:style-name="T3"> zw. den Geräten ermöglichen </text:span></text:p>
            </text:list-item>
            <text:list-item>
              <text:p text:style-name="P3">Eyetracking</text:p>
            </text:list-item>
            <text:list-item>
              <text:p text:style-name="P17">herausfinden, wie das funktioniert</text:p>
            </text:list-item>
            <text:list-item>
              <text:p text:style-name="P17">einbinden</text:p>
            </text:list-item>
          </text:list>
        </text:list-item>
        <text:list-item>
          <text:p text:style-name="P3">Testen der App</text:p>
          <text:list>
            <text:list-item>
              <text:p text:style-name="P6">Spielen</text:p>
            </text:list-item>
            <text:list-item>
              <text:p text:style-name="P6">Feedback von Nutzern auswerten </text:p>
            </text:list-item>
          </text:list>
        </text:list-item>
        <text:list-item>
          <text:p text:style-name="P3">Abschlusspräsent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55S</meta:editing-duration>
    <meta:editing-cycles>6</meta:editing-cycles>
    <meta:generator>LibreOffice/4.2.8.2$Linux_X86_64 LibreOffice_project/420m0$Build-2</meta:generator>
    <dc:date>2016-05-24T14:38:47.509489399</dc:date>
    <meta:document-statistic meta:table-count="0" meta:image-count="0" meta:object-count="0" meta:page-count="2" meta:paragraph-count="74" meta:word-count="285" meta:character-count="1902" meta:non-whitespace-character-count="1728"/>
    <meta:user-defined meta:name="Info 1"/>
    <meta:user-defined meta:name="Info 2"/>
    <meta:user-defined meta:name="Info 3"/>
    <meta:user-defined meta:name="Info 4"/>
  </office:meta>
</office:document-meta>
</file>